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rsid="00050dfb" officeooo:paragraph-rsid="00050dfb"/>
    </style:style>
    <style:style style:name="P2" style:family="paragraph" style:parent-style-name="Standard">
      <style:paragraph-properties fo:text-align="start" style:justify-single-word="false"/>
      <style:text-properties officeooo:rsid="00158f48" officeooo:paragraph-rsid="00158f48"/>
    </style:style>
    <style:style style:name="P3" style:family="paragraph" style:parent-style-name="Standard">
      <style:paragraph-properties fo:text-align="start" style:justify-single-word="false"/>
      <style:text-properties fo:font-weight="bold" officeooo:rsid="00158f48" officeooo:paragraph-rsid="00158f48" style:font-weight-asian="bold" style:font-weight-complex="bold"/>
    </style:style>
    <style:style style:name="P4" style:family="paragraph" style:parent-style-name="Standard">
      <style:paragraph-properties fo:text-align="start" style:justify-single-word="false"/>
      <style:text-properties officeooo:rsid="0015ca5a" officeooo:paragraph-rsid="0015ca5a"/>
    </style:style>
    <style:style style:name="P5" style:family="paragraph" style:parent-style-name="Standard">
      <style:paragraph-properties fo:text-align="start" style:justify-single-word="false"/>
      <style:text-properties officeooo:rsid="000159a2" officeooo:paragraph-rsid="001d2391"/>
    </style:style>
    <style:style style:name="P6" style:family="paragraph" style:parent-style-name="Standard">
      <style:text-properties officeooo:rsid="000159a2" officeooo:paragraph-rsid="001d2391"/>
    </style:style>
    <style:style style:name="P7" style:family="paragraph" style:parent-style-name="Standard">
      <style:text-properties officeooo:rsid="0002f4d4" officeooo:paragraph-rsid="001d2391"/>
    </style:style>
    <style:style style:name="P8" style:family="paragraph" style:parent-style-name="Standard" style:master-page-name="">
      <loext:graphic-properties draw:fill="none"/>
      <style:paragraph-properties fo:margin-left="0cm" fo:margin-right="0cm" fo:text-indent="1.401cm" style:auto-text-indent="false" style:page-number="auto" fo:background-color="transparent"/>
      <style:text-properties officeooo:rsid="002120fd" officeooo:paragraph-rsid="002120fd"/>
    </style:style>
    <style:style style:name="P9" style:family="paragraph" style:parent-style-name="Standard">
      <loext:graphic-properties draw:fill="none"/>
      <style:paragraph-properties fo:margin-left="0cm" fo:margin-right="0cm" fo:text-indent="1.401cm" style:auto-text-indent="false" fo:background-color="transparent"/>
      <style:text-properties officeooo:rsid="002120fd" officeooo:paragraph-rsid="002120fd"/>
    </style:style>
    <style:style style:name="P10" style:family="paragraph" style:parent-style-name="Standard">
      <loext:graphic-properties draw:fill="none"/>
      <style:paragraph-properties fo:margin-left="0cm" fo:margin-right="0cm" fo:text-indent="1.401cm" style:auto-text-indent="false" fo:background-color="transparent"/>
      <style:text-properties fo:font-style="normal" officeooo:rsid="00256d71" officeooo:paragraph-rsid="002120fd" style:font-style-asian="normal" style:font-style-complex="normal"/>
    </style:style>
    <style:style style:name="P11" style:family="paragraph" style:parent-style-name="Standard">
      <loext:graphic-properties draw:fill="none"/>
      <style:paragraph-properties fo:margin-left="0cm" fo:margin-right="0cm" fo:text-indent="1.401cm" style:auto-text-indent="false" fo:background-color="transparent"/>
      <style:text-properties fo:font-style="normal" officeooo:rsid="00256d71" officeooo:paragraph-rsid="0027433d" style:font-style-asian="normal" style:font-style-complex="normal"/>
    </style:style>
    <style:style style:name="P12" style:family="paragraph" style:parent-style-name="Standard">
      <loext:graphic-properties draw:fill="none"/>
      <style:paragraph-properties fo:margin-left="0cm" fo:margin-right="0cm" fo:text-indent="1.401cm" style:auto-text-indent="false" fo:background-color="transparent"/>
      <style:text-properties fo:font-style="normal" officeooo:rsid="00256d71" officeooo:paragraph-rsid="00256d71" style:font-style-asian="normal" style:font-style-complex="normal"/>
    </style:style>
    <style:style style:name="P13" style:family="paragraph" style:parent-style-name="Standard">
      <loext:graphic-properties draw:fill="none"/>
      <style:paragraph-properties fo:margin-left="0cm" fo:margin-right="0cm" fo:text-indent="1.401cm" style:auto-text-indent="false" fo:background-color="transparent"/>
      <style:text-properties fo:font-style="normal" officeooo:rsid="0027433d" officeooo:paragraph-rsid="0027433d" style:font-style-asian="normal" style:font-style-complex="normal"/>
    </style:style>
    <style:style style:name="P14" style:family="paragraph" style:parent-style-name="Standard">
      <loext:graphic-properties draw:fill="none"/>
      <style:paragraph-properties fo:margin-left="0cm" fo:margin-right="0cm" fo:text-indent="1.401cm" style:auto-text-indent="false" fo:background-color="transparent"/>
      <style:text-properties fo:font-style="normal" officeooo:rsid="00283721" officeooo:paragraph-rsid="00283721" style:font-style-asian="normal" style:font-style-complex="normal"/>
    </style:style>
    <style:style style:name="P15" style:family="paragraph" style:parent-style-name="Standard">
      <loext:graphic-properties draw:fill="none"/>
      <style:paragraph-properties fo:margin-left="0cm" fo:margin-right="0cm" fo:text-indent="1.401cm" style:auto-text-indent="false" fo:background-color="transparent"/>
      <style:text-properties fo:font-style="normal" officeooo:rsid="0029ee82" officeooo:paragraph-rsid="002bbb69" style:font-style-asian="normal" style:font-style-complex="normal"/>
    </style:style>
    <style:style style:name="P16" style:family="paragraph" style:parent-style-name="Standard">
      <loext:graphic-properties draw:fill="none"/>
      <style:paragraph-properties fo:margin-left="0cm" fo:margin-right="0cm" fo:text-indent="1.401cm" style:auto-text-indent="false" fo:background-color="transparent"/>
      <style:text-properties officeooo:rsid="002120fd" officeooo:paragraph-rsid="002120fd"/>
    </style:style>
    <style:style style:name="P17" style:family="paragraph" style:parent-style-name="Standard">
      <loext:graphic-properties draw:fill="none"/>
      <style:paragraph-properties fo:margin-left="0cm" fo:margin-right="0cm" fo:text-indent="1.401cm" style:auto-text-indent="false" fo:break-before="page" fo:background-color="transparent"/>
      <style:text-properties officeooo:rsid="0029ee82" officeooo:paragraph-rsid="002bbb69"/>
    </style:style>
    <style:style style:name="P18" style:family="paragraph" style:parent-style-name="Standard" style:list-style-name="L2">
      <style:paragraph-properties fo:text-align="start" style:justify-single-word="false"/>
      <style:text-properties officeooo:rsid="00158f48" officeooo:paragraph-rsid="00158f48"/>
    </style:style>
    <style:style style:name="P19" style:family="paragraph" style:parent-style-name="Standard" style:list-style-name="L3">
      <style:paragraph-properties fo:text-align="start" style:justify-single-word="false"/>
      <style:text-properties officeooo:rsid="00158f48" officeooo:paragraph-rsid="00158f48"/>
    </style:style>
    <style:style style:name="P20" style:family="paragraph" style:parent-style-name="Standard">
      <style:paragraph-properties fo:text-align="start" style:justify-single-word="false"/>
      <style:text-properties officeooo:rsid="00158f48" officeooo:paragraph-rsid="00050dfb"/>
    </style:style>
    <style:style style:name="P21" style:family="paragraph" style:parent-style-name="Standard" style:list-style-name="L3">
      <style:paragraph-properties fo:text-align="start" style:justify-single-word="false"/>
      <style:text-properties officeooo:paragraph-rsid="00158f48"/>
    </style:style>
    <style:style style:name="P22" style:family="paragraph" style:parent-style-name="Standard" style:list-style-name="L3">
      <style:paragraph-properties fo:text-align="start" style:justify-single-word="false"/>
      <style:text-properties fo:font-style="normal" officeooo:rsid="001a4c28" officeooo:paragraph-rsid="001a4c28" style:font-style-asian="normal" style:font-style-complex="normal"/>
    </style:style>
    <style:style style:name="P23" style:family="paragraph" style:parent-style-name="Standard">
      <style:text-properties fo:font-style="normal" officeooo:rsid="000354ce" officeooo:paragraph-rsid="00283721" style:font-style-asian="normal" style:font-style-complex="normal"/>
    </style:style>
    <style:style style:name="P24" style:family="paragraph" style:parent-style-name="Standard" style:list-style-name="L4">
      <style:paragraph-properties fo:text-align="start" style:justify-single-word="false"/>
      <style:text-properties officeooo:rsid="00050dfb" officeooo:paragraph-rsid="00050dfb"/>
    </style:style>
    <style:style style:name="P25" style:family="paragraph" style:parent-style-name="Standard" style:list-style-name="L4">
      <style:paragraph-properties fo:text-align="start" style:justify-single-word="false"/>
      <style:text-properties officeooo:rsid="001a7711" officeooo:paragraph-rsid="001a7711"/>
    </style:style>
    <style:style style:name="P26" style:family="paragraph" style:parent-style-name="Standard" style:list-style-name="L5">
      <style:paragraph-properties fo:text-align="start" style:justify-single-word="false"/>
      <style:text-properties officeooo:rsid="0015ca5a" officeooo:paragraph-rsid="0015ca5a"/>
    </style:style>
    <style:style style:name="P27" style:family="paragraph" style:parent-style-name="Standard" style:list-style-name="L5">
      <style:paragraph-properties fo:text-align="start" style:justify-single-word="false"/>
      <style:text-properties officeooo:rsid="001951de" officeooo:paragraph-rsid="001951de"/>
    </style:style>
    <style:style style:name="P28" style:family="paragraph" style:parent-style-name="Standard">
      <style:paragraph-properties fo:text-align="start" style:justify-single-word="false"/>
      <style:text-properties fo:font-weight="bold" officeooo:rsid="00050dfb" officeooo:paragraph-rsid="00050dfb" style:font-weight-asian="bold" style:font-weight-complex="bold"/>
    </style:style>
    <style:style style:name="P29" style:family="paragraph" style:parent-style-name="Standard">
      <style:paragraph-properties fo:text-align="start" style:justify-single-word="false"/>
      <style:text-properties fo:font-style="italic" fo:font-weight="normal" officeooo:rsid="002c2da9" officeooo:paragraph-rsid="002c2da9" style:font-style-asian="italic" style:font-weight-asian="normal" style:font-style-complex="italic" style:font-weight-complex="normal"/>
    </style:style>
    <style:style style:name="P3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29ee82" officeooo:paragraph-rsid="002bbb69"/>
    </style:style>
    <style:style style:name="P3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2f7572" officeooo:paragraph-rsid="002f7572"/>
    </style:style>
    <style:style style:name="P32" style:family="paragraph" style:parent-style-name="Standard">
      <loext:graphic-properties draw:fill="none"/>
      <style:paragraph-properties fo:margin-left="0cm" fo:margin-right="0cm" fo:text-align="end" style:justify-single-word="false" fo:text-indent="0cm" style:auto-text-indent="false" fo:background-color="transparent"/>
      <style:text-properties officeooo:rsid="002f7572" officeooo:paragraph-rsid="002f7572"/>
    </style:style>
    <style:style style:name="P33"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text-underline-style="solid" style:text-underline-width="auto" style:text-underline-color="font-color" officeooo:rsid="002f7572" officeooo:paragraph-rsid="002f7572"/>
    </style:style>
    <style:style style:name="P34"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text-underline-style="none" officeooo:rsid="002f7572" officeooo:paragraph-rsid="002f7572"/>
    </style:style>
    <style:style style:name="P35" style:family="paragraph" style:parent-style-name="Standard" style:master-page-name="First_20_Page">
      <loext:graphic-properties draw:fill="none"/>
      <style:paragraph-properties fo:margin-left="0cm" fo:margin-right="0cm" fo:text-align="center" style:justify-single-word="false" fo:text-indent="0cm" style:auto-text-indent="false" style:page-number="auto" fo:background-color="transparent"/>
      <style:text-properties officeooo:rsid="0029ee82" officeooo:paragraph-rsid="002bbb69"/>
    </style:style>
    <style:style style:name="P36" style:family="paragraph" style:parent-style-name="Standard" style:master-page-name="">
      <loext:graphic-properties draw:fill="none"/>
      <style:paragraph-properties fo:margin-left="0cm" fo:margin-right="0cm" fo:text-align="start" style:justify-single-word="false" fo:text-indent="1.499cm" style:auto-text-indent="false" style:page-number="auto" fo:background-color="transparent"/>
      <style:text-properties fo:font-style="normal" fo:font-weight="normal" officeooo:rsid="002c2da9" officeooo:paragraph-rsid="002c2da9" style:font-style-asian="normal" style:font-weight-asian="normal" style:font-style-complex="normal" style:font-weight-complex="normal"/>
    </style:style>
    <style:style style:name="P37" style:family="paragraph" style:parent-style-name="Standard">
      <loext:graphic-properties draw:fill="none"/>
      <style:paragraph-properties fo:margin-left="0cm" fo:margin-right="0cm" fo:text-align="start" style:justify-single-word="false" fo:text-indent="1.499cm" style:auto-text-indent="false" fo:background-color="transparent"/>
      <style:text-properties fo:font-style="normal" fo:font-weight="normal" officeooo:rsid="002dab66" officeooo:paragraph-rsid="002dab66" style:font-style-asian="normal" style:font-weight-asian="normal" style:font-style-complex="normal" style:font-weight-complex="normal"/>
    </style:style>
    <style:style style:name="T1" style:family="text">
      <style:text-properties officeooo:rsid="00158f48"/>
    </style:style>
    <style:style style:name="T2" style:family="text">
      <style:text-properties fo:font-style="italic" officeooo:rsid="00158f48" style:font-style-asian="italic" style:font-style-complex="italic"/>
    </style:style>
    <style:style style:name="T3" style:family="text">
      <style:text-properties fo:font-style="italic" officeooo:rsid="00187116" style:font-style-asian="italic" style:font-style-complex="italic"/>
    </style:style>
    <style:style style:name="T4" style:family="text">
      <style:text-properties fo:font-style="italic" officeooo:rsid="002213e8" style:font-style-asian="italic" style:font-style-complex="italic"/>
    </style:style>
    <style:style style:name="T5" style:family="text">
      <style:text-properties fo:font-style="italic" officeooo:rsid="002bbb69" style:font-style-asian="italic" style:font-style-complex="italic"/>
    </style:style>
    <style:style style:name="T6" style:family="text">
      <style:text-properties officeooo:rsid="00187116"/>
    </style:style>
    <style:style style:name="T7" style:family="text">
      <style:text-properties officeooo:rsid="000354ce"/>
    </style:style>
    <style:style style:name="T8" style:family="text">
      <style:text-properties officeooo:rsid="002213e8"/>
    </style:style>
    <style:style style:name="T9" style:family="text">
      <style:text-properties fo:font-style="normal" officeooo:rsid="002213e8" style:font-style-asian="normal" style:font-style-complex="normal"/>
    </style:style>
    <style:style style:name="T10" style:family="text">
      <style:text-properties fo:font-style="normal" officeooo:rsid="00256d71" style:font-style-asian="normal" style:font-style-complex="normal"/>
    </style:style>
    <style:style style:name="T11" style:family="text">
      <style:text-properties fo:font-style="normal" officeooo:rsid="00283721" style:font-style-asian="normal" style:font-style-complex="normal"/>
    </style:style>
    <style:style style:name="T12" style:family="text">
      <style:text-properties fo:font-style="normal" officeooo:rsid="002bbb69" style:font-style-asian="normal" style:font-style-complex="normal"/>
    </style:style>
    <style:style style:name="T13" style:family="text">
      <style:text-properties fo:font-style="normal" officeooo:rsid="002120fd" style:font-style-asian="normal" style:font-style-complex="normal"/>
    </style:style>
    <style:style style:name="T14" style:family="text">
      <style:text-properties officeooo:rsid="0029295f"/>
    </style:style>
    <style:style style:name="T15" style:family="text">
      <style:text-properties officeooo:rsid="002adf88"/>
    </style:style>
    <style:style style:name="T16" style:family="text">
      <style:text-properties officeooo:rsid="002bbb69"/>
    </style:style>
    <style:style style:name="T17" style:family="text">
      <style:text-properties officeooo:rsid="002c2da9"/>
    </style:style>
    <style:style style:name="T18" style:family="text">
      <style:text-properties officeooo:rsid="002dab66"/>
    </style:style>
    <style:style style:name="T19" style:family="text">
      <style:text-properties officeooo:rsid="002e97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0"/>
      <text:p text:style-name="P30"/>
      <text:p text:style-name="P30"/>
      <text:p text:style-name="P30"/>
      <text:p text:style-name="P30"/>
      <text:p text:style-name="P30"/>
      <text:p text:style-name="P30"/>
      <text:p text:style-name="P30"/>
      <text:p text:style-name="P30"/>
      <text:p text:style-name="P30"/>
      <text:p text:style-name="P30"/>
      <text:p text:style-name="P31">PhD Proposal</text:p>
      <text:p text:style-name="P31">Avital Sternin</text:p>
      <text:p text:style-name="P31">June 21, 2017</text:p>
      <text:p text:style-name="P31"/>
      <text:p text:style-name="P31"/>
      <text:p text:style-name="P31"/>
      <text:p text:style-name="P31"/>
      <text:p text:style-name="P31"/>
      <text:p text:style-name="P31"/>
      <text:p text:style-name="P31"/>
      <text:p text:style-name="P31"/>
      <text:p text:style-name="P31"/>
      <text:p text:style-name="P33">Supervisors</text:p>
      <text:p text:style-name="P32">Dr. Jessica Grahn</text:p>
      <text:p text:style-name="P32">Dr. Adrian Owen</text:p>
      <text:p text:style-name="P32"/>
      <text:p text:style-name="P33">Advisory Committee</text:p>
      <text:p text:style-name="P34">Dr. John Paul Minda</text:p>
      <text:p text:style-name="P34">Dr. Stefan Kohler</text:p>
      <text:p text:style-name="P17"><text:span text:style-name="T16">Can</text:span> you <text:span text:style-name="T16">still</text:span> sing along with every word <text:span text:style-name="T16">to the songs on your favourite CD from high school</text:span>? Have you ever heard part of a song and immediately remembered where you were the last time you heard it? These are <text:span text:style-name="T15">just some </text:span>examples <text:span text:style-name="T15">of common experiences</text:span> that anecdotally show <text:span text:style-name="T15">how </text:span>robust memory for music <text:span text:style-name="T15">can be. In Alzheimer’s disease, a disease that affects </text:span><text:span text:style-name="T5">episodic</text:span><text:span text:style-name="T12"> </text:span><text:span text:style-name="T5">and semantic</text:span><text:span text:style-name="T12"> memory</text:span><text:span text:style-name="T15">, memory for music seems to be selectively spared. </text:span><text:span text:style-name="T11">Long-term familiarity for melody and music lyrics is present even in severe Alzheimer’s and musical semantic memory seems to be preserved (Cuddy et al, 2012). </text:span><text:span text:style-name="T12">What makes memory for music so special? It is this question that I aim to answer with my PhD research. With my first project, I will more</text:span><text:span text:style-name="T13"> clearly define the </text:span><text:span text:style-name="T12">brain areas involved in music memory. Based on the results from the first experiment, I will explore what makes music memory distinct from memory for other things and why this memory is selectively spared in patients with Alzheimer’s. </text:span></text:p>
      <text:p text:style-name="P9"/>
      <text:p text:style-name="P9">The initial evidence for a distinct memory for music separate from memory for other things comes from case studies. In 1996, Peretz describes patient CN who suffered from bilateral temporal lobe damage that led to a severe, music specific agnosia. CN could recognize <text:span text:style-name="T8">lyrics from songs, but did not recognize previously familiar melodies. </text:span><text:span text:style-name="T4">Her</text:span><text:span text:style-name="T9"> normal performance on tests of music perception (melody or tone discrimination) indicated that her agnosia was in fact music specific and was not a problem with the processing of melodic information. In contrast, Patient PM (Finke et al 2012) had severe semantic and episodic memory deficits, but performed like a healthy musician on a music recognition test. PM was a professional cellist until </text:span><text:span text:style-name="T4">he</text:span><text:span text:style-name="T9"> contracted encephalitis leading to severe ante- and retrograde amnesia. T</text:span><text:span text:style-name="T10">hese case studies indicate that memory for music can be dissociated from other types of memory. In fact, Peretz and Coltheart (2003) proposed that humans have a ‘musical lexicon’ that contains representations of all the musical phrases they have ever heard, and that this musical lexicon is separate from the verbal lexicon. </text:span></text:p>
      <text:p text:style-name="P10"/>
      <text:p text:style-name="P13"><text:span text:style-name="T14">Neuroimaging techniques have uncovered the neural basis for a separate musical lexicon. Using PET, Groussard et al (2009) showed that the musical lexicon, and musical semantic memory in general, is sustained by a temporo-prefrontal cerebral network. In 2010, </text:span>Groussard et al conducted a <text:span text:style-name="T14">follow-up </text:span>study using fMRI. <text:span text:style-name="T14">They</text:span> showed <text:span text:style-name="T14">a</text:span> dissociation between neural patterns elicited by music and by verbal stimuli. Music produced bilateral activation in the superior temporal gyri, left middle cingulate, and the right insulate. Verbal stimuli produced left-sided activation in the inferior and middle temporal gyri, medial superior and inferior pars triangula<text:span text:style-name="T14">r</text:span>is, frontal gyri, and posterior MTG and right-sided activation in the inferior orbito<text:span text:style-name="T14">-</text:span>frontal cortex, middle temporal pole and the anterior part of the hippocampus and cerebellum. </text:p>
      <text:p text:style-name="P23"/>
      <text:p text:style-name="P15"><text:span text:style-name="T17">Baird and Samson (2009) theorized that musical memory in these patients is spared because of the intact functioning of necessary brain regions that are spared in Alzheimer’s. In 2015, Jacobson showed that the ROI for musical memory is spared in AD.</text:span></text:p>
      <text:p text:style-name="P11"/>
      <text:p text:style-name="P12">Posterior inferior temporal cortex (PITC) may be an interface between lyrics and melody to facilitate the recognition of familiar songs (Saito et al, 2012)</text:p>
      <text:p text:style-name="P12"/>
      <text:p text:style-name="P14"/>
      <text:p text:style-name="P6"/>
      <text:p text:style-name="P7">Samson + Peretz 2005 – <text:span text:style-name="T7">temporal lobe is involved in musical memory, but implicit and explicit memory are separated and can be assisted through exposure – RTL formation of melody representations, LTL explicit retrieval of melodies</text:span></text:p>
      <text:p text:style-name="P6"/>
      <text:p text:style-name="P5">Abrams 2013 – ISS during music listening</text:p>
      <text:p text:style-name="P5"/>
      <text:p text:style-name="P28"><text:soft-page-break/><text:span text:style-name="T1">Study 1: </text:span>Neural Correlates of Music <text:span text:style-name="T14">Recognition</text:span></text:p>
      <text:p text:style-name="P29">Will begin collecting data in July 2017</text:p>
      <text:p text:style-name="P36">This study will define the neural correlates of music recognition in a more controlled study than has been done before. Participants will undergo an fMRI scan while listening to 16 unfamiliar musical pieces. They will then train on half of the music (8 pieces) by listening to them regularly over the course of two-three weeks. <text:span text:style-name="T18">Throughout the training period, participants will come to the lab for intermittent testing to track how familiar they are becoming with the stimuli. This will be done using a forced-choice paradigm that asks participants to identify a correct lyric out of a pair of lyrics where one is correct and one lyric has been modified. Once participants reach a particular threshold of familiarity with the stimuli they</text:span> will undergo an fMRI scan while listening to all 16 musical pieces. The difference at the second scan is that the participant is now very familiar with half of the stimuli. <text:span text:style-name="T18">No other study to date has explored the neural correlates of music recognition by training participants on a set of stimuli. The stimuli used in this study are 16 unfamiliar songs in four groups: instrumental music only (no lyrics), a cappella singing (with lyrics), lyrics and instrumental music, spoken word. Varying the stimuli within the lyric and music categories will allow me to identify how the presence of lyrics interacts with music to affect recognition.</text:span></text:p>
      <text:p text:style-name="P37"/>
      <text:p text:style-name="P37">The BOLD contrasts will identify which areas are involved in music recognition. I hope to replicate the results from previous papers (Groussard et al, 2010). A PCA analysis may be able to identify networks of areas that are involved in music recognition. We will then be able to compare how these networks differ for familiar and unfamiliar music and how the networks change as a participant becomes more familiar <text:span text:style-name="T19">and as a function of the presence of lyrics.</text:span></text:p>
      <text:p text:style-name="P20"/>
      <text:list xml:id="list5330028032353458334" text:style-name="L2">
        <text:list-item>
          <text:list>
            <text:list-item>
              <text:p text:style-name="P18">Using PCA – are there different networks involved in music familiarity? </text:p>
            </text:list-item>
            <text:list-item>
              <text:p text:style-name="P18">familiar vs unfamiliar – How does the music familiarity “network” change as people become more familiar? Are fewer/different areas involved as music becomes more familiar?</text:p>
            </text:list-item>
            <text:list-item>
              <text:p text:style-name="P18">lyrics vs no-lyrics – how do lyrics affect <text:span text:style-name="T6">the </text:span>familiarity “network”? Are different areas involved than when lyrics are not present?</text:p>
            </text:list-item>
          </text:list>
        </text:list-item>
        <text:list-item>
          <text:p text:style-name="P18">Lucy – ISS </text:p>
          <text:list>
            <text:list-item>
              <text:p text:style-name="P18">Is there synchrony to music across people – does it become more prominent with familiarity? With lyrics?</text:p>
            </text:list-item>
          </text:list>
        </text:list-item>
      </text:list>
      <text:p text:style-name="P3"/>
      <text:p text:style-name="P2">Next steps:</text:p>
      <text:list xml:id="list638151600722830196" text:style-name="L3">
        <text:list-item>
          <text:p text:style-name="P21"><text:span text:style-name="T1">How is music familiarity the same/different as memory for other things? (</text:span><text:span text:style-name="T2">what other things? </text:span><text:span text:style-name="T3">How would we test that?</text:span><text:span text:style-name="T2">)</text:span></text:p>
          <text:list>
            <text:list-item>
              <text:p text:style-name="P22"><text:span text:style-name="T1">v</text:span>erbal semantic vs musical semantic memory (Groussard et al, 2010)</text:p>
            </text:list-item>
          </text:list>
        </text:list-item>
        <text:list-item>
          <text:p text:style-name="P19">Are these differences the reason why musical memory is spared in AD?</text:p>
        </text:list-item>
      </text:list>
      <text:list xml:id="list4551437464144560120" text:style-name="L4">
        <text:list-item>
          <text:list>
            <text:list-item>
              <text:p text:style-name="P24">AD – why is musical memory spared?</text:p>
            </text:list-item>
          </text:list>
        </text:list-item>
        <text:list-item>
          <text:p text:style-name="P24">MCS – can familiar music <text:span text:style-name="T1">networks</text:span> be used as a marker of consciousness? <text:span text:style-name="T1">(like Lorina’s 2014 movie watching paper)</text:span></text:p>
        </text:list-item>
        <text:list-item>
          <text:p text:style-name="P25">Role of emotion</text:p>
        </text:list-item>
      </text:list>
      <text:p text:style-name="P1"/>
      <text:p text:style-name="P4">Other ideas:</text:p>
      <text:list xml:id="list1853156689743965246" text:style-name="L5">
        <text:list-item>
          <text:p text:style-name="P26">If there is a musician/non-musician difference in Study 1 could explore those differences further</text:p>
          <text:list>
            <text:list-item>
              <text:p text:style-name="P26">i.e. how does musical training affect music familiarity networks?</text:p>
            </text:list-item>
            <text:list-item>
              <text:p text:style-name="P27">Do you generally pay attention to the lyrics?</text:p>
            </text:list-item>
            <text:list-item>
              <text:p text:style-name="P27"/>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28T12:55:47.426348000</meta:creation-date>
    <dc:date>2017-05-30T15:47:29.930975000</dc:date>
    <dc:creator>A Sternin</dc:creator>
    <meta:editing-duration>PT20H53M44S</meta:editing-duration>
    <meta:editing-cycles>22</meta:editing-cycles>
    <meta:generator>LibreOffice/5.2.3.3$MacOSX_X86_64 LibreOffice_project/d54a8868f08a7b39642414cf2c8ef2f228f780cf</meta:generator>
    <meta:document-statistic meta:table-count="0" meta:image-count="0" meta:object-count="0" meta:page-count="3" meta:paragraph-count="37" meta:word-count="1105" meta:character-count="6832" meta:non-whitespace-character-count="5763"/>
  </office:meta>
</office:document-meta>
</file>